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 office:value-type="string" calcext:value-type="string">
            <text:p>bsolanki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pravin</text:p>
          </table:table-cell>
          <table:table-cell table:style-name="ce1" office:value-type="float" office:value="0" calcext:value-type="float">
            <text:p>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3"/>
    </number:number-style>
    <number:number-style style:name="N112">
      <number:number number:decimal-places="0" loext:min-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23:43:55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1-07-28T00:03:20.972000000</dc:date>
    <meta:editing-duration>PT9M12S</meta:editing-duration>
    <meta:editing-cycles>1</meta:editing-cycles>
    <meta:document-statistic meta:table-count="1" meta:cell-count="6" meta:object-count="0"/>
  </office:meta>
</office:document-meta>
</file>